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014cm"/>
    </style:style>
    <style:style style:name="co3" style:family="table-column">
      <style:table-column-properties fo:break-before="auto" style:column-width="2.228cm"/>
    </style:style>
    <style:style style:name="co4" style:family="table-column">
      <style:table-column-properties fo:break-before="auto" style:column-width="1.658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584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1.60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699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861cm" fo:break-before="auto" style:use-optimal-row-height="true"/>
    </style:style>
    <style:style style:name="ro7" style:family="table-row">
      <style:table-row-properties style:row-height="1.268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50200c" style:text-align-source="fix" style:repeat-content="false" fo:wrap-option="wrap" style:vertical-align="middle"/>
      <style:paragraph-properties fo:text-align="center" fo:margin-left="0cm"/>
      <style:text-properties fo:color="#ff8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3">
      <style:table-cell-properties fo:background-color="#355269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355269"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3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19" style:family="table-cell" style:parent-style-name="Default" style:data-style-name="N108">
      <style:table-cell-properties fo:background-color="#50200c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3">
      <style:table-cell-properties fo:border-bottom="0.06pt dotted #666666" fo:background-color="#355269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08">
      <style:table-cell-properties fo:border-bottom="0.06pt dotted #666666" fo:background-color="#355269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08">
      <style:table-cell-properties fo:border-bottom="0.06pt dotted #666666" fo:background-color="#50200c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 style:data-style-name="N108">
      <style:table-cell-properties fo:border-bottom="0.06pt dotted #666666" fo:background-color="#ffffff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" style:family="table-cell" style:parent-style-name="Default" style:data-style-name="N41">
      <style:table-cell-properties fo:wrap-option="wrap" style:vertical-align="middle"/>
    </style:style>
    <style:style style:name="ce46" style:family="table-cell" style:parent-style-name="Default" style:data-style-name="N41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41">
      <style:table-cell-properties fo:border-bottom="0.06pt dotted #666666" fo:background-color="#355269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1">
      <style:table-cell-properties fo:border-bottom="0.06pt dotted #666666" fo:background-color="#50200c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9" style:family="table-cell" style:parent-style-name="Default" style:data-style-name="N41">
      <style:table-cell-properties fo:border-bottom="0.06pt dotted #666666" fo:background-color="#ffffff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0" style:family="table-cell" style:parent-style-name="Default" style:data-style-name="N3">
      <style:table-cell-properties fo:border-bottom="0.06pt dotted #666666" fo:background-color="#355269" style:text-align-source="fix" style:repeat-content="false" fo:wrap-option="wrap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108">
      <style:table-cell-properties fo:border-bottom="0.06pt dotted #666666" fo:background-color="#355269" style:text-align-source="fix" style:repeat-content="false" fo:wrap-option="wrap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108">
      <style:table-cell-properties fo:border-bottom="0.06pt dotted #666666" fo:background-color="#50200c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52" style:family="table-cell" style:parent-style-name="Default" style:data-style-name="N108">
      <style:table-cell-properties fo:background-color="#355269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 style:data-style-name="N108">
      <style:table-cell-properties fo:background-color="#acb20c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4" style:family="table-cell" style:parent-style-name="Default" style:data-style-name="N108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5" style:family="table-cell" style:parent-style-name="Default" style:data-style-name="N3">
      <style:table-cell-properties fo:background-color="#355269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355269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ffffff"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29"/>
        <table:table-column table:style-name="co9" table:default-cell-style-name="ce48"/>
        <table:table-column table:style-name="co4" table:default-cell-style-name="ce29"/>
        <table:table-column table:style-name="co10" table:default-cell-style-name="ce48"/>
        <table:table-column table:style-name="co11" table:default-cell-style-name="ce29"/>
        <table:table-column table:style-name="co12" table:default-cell-style-name="ce48"/>
        <table:table-column table:style-name="co11" table:default-cell-style-name="ce29"/>
        <table:table-column table:style-name="co4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4" table:default-cell-style-name="ce53"/>
        <table:table-column table:style-name="co13" table:default-cell-style-name="ce20"/>
        <table:table-column table:style-name="co10" table:default-cell-style-name="ce29"/>
        <table:table-column table:style-name="co13" table:default-cell-style-name="ce48"/>
        <table:table-column table:style-name="co13" table:number-columns-repeated="984" table:default-cell-style-name="ce20"/>
        <table:table-row table:style-name="ro1">
          <table:table-cell table:number-columns-repeated="8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/>
          <table:table-cell table:style-name="ce20"/>
          <table:table-cell table:style-name="ce45"/>
          <table:table-cell table:number-columns-repeated="984"/>
        </table:table-row>
        <table:table-row table:style-name="ro2">
          <table:table-cell table:style-name="ce2" office:value-type="string" calcext:value-type="string" table:number-columns-spanned="6" table:number-rows-spanned="1">
            <text:p>Referência (noisy image)</text:p>
          </table:table-cell>
          <table:covered-table-cell table:style-name="ce10"/>
          <table:covered-table-cell table:style-name="ce17"/>
          <table:covered-table-cell table:number-columns-repeated="3" table:style-name="ce10"/>
          <table:table-cell table:style-name="ce19" table:formula="of:=AVERAGE( 20.3702742270897; 20.3588055988994; 20.3640966037907; 20.3835848036839; 20.3545658529388 ; 20.3665960220298; 20.3873680635519; 20.3852658535697; 20.3748515238002; 20.3701875024021; 20.3652158631707; 20.3583323124957; 20.3614000035917; 20.37475238337; 20.3795863299442; 20.3746549516022; 20.3607048357197; 20.3636920531034; 20.2636799408339; 20.3655702509946; 20.3686990104109; 20.3812894025388 ; 20.3637607758348; 20.3686349902578; 20.3530626829991)" office:value-type="float" office:value="20.3647452735449" calcext:value-type="float">
            <text:p>20,365</text:p>
          </table:table-cell>
          <table:table-cell table:style-name="ce10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 table:number-columns-repeated="3"/>
          <table:table-cell table:style-name="ce46"/>
          <table:table-cell table:style-name="ce21" table:number-columns-repeated="984"/>
        </table:table-row>
        <table:table-row table:style-name="ro2">
          <table:table-cell table:style-name="ce3" table:number-columns-repeated="2"/>
          <table:table-cell table:style-name="ce18"/>
          <table:table-cell table:style-name="ce3" table:number-columns-repeated="5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5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50" office:value-type="float" office:value="4" calcext:value-type="float" table:number-columns-spanned="2" table:number-rows-spanned="1">
            <text:p>4</text:p>
          </table:table-cell>
          <table:covered-table-cell table:style-name="ce35"/>
          <table:table-cell table:style-name="ce50" office:value-type="float" office:value="5" calcext:value-type="float" table:number-columns-spanned="2" table:number-rows-spanned="1">
            <text:p>5</text:p>
          </table:table-cell>
          <table:covered-table-cell table:style-name="ce35"/>
          <table:table-cell table:style-name="ce50" office:value-type="float" office:value="6" calcext:value-type="float" table:number-columns-spanned="2" table:number-rows-spanned="1">
            <text:p>6</text:p>
          </table:table-cell>
          <table:covered-table-cell table:style-name="ce35"/>
          <table:table-cell table:style-name="ce50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0" office:value-type="float" office:value="8" calcext:value-type="float" table:number-columns-spanned="2" table:number-rows-spanned="1">
            <text:p>8</text:p>
          </table:table-cell>
          <table:covered-table-cell table:style-name="ce35"/>
          <table:table-cell table:style-name="ce50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0" office:value-type="float" office:value="10" calcext:value-type="float" table:number-columns-spanned="2" table:number-rows-spanned="1">
            <text:p>10</text:p>
          </table:table-cell>
          <table:covered-table-cell table:style-name="ce35"/>
          <table:table-cell table:style-name="ce50" office:value-type="float" office:value="11" calcext:value-type="float" table:number-columns-spanned="2" table:number-rows-spanned="1">
            <text:p>11</text:p>
          </table:table-cell>
          <table:covered-table-cell table:style-name="ce35"/>
          <table:table-cell table:style-name="ce50" office:value-type="float" office:value="12" calcext:value-type="float" table:number-columns-spanned="2" table:number-rows-spanned="1">
            <text:p>12</text:p>
          </table:table-cell>
          <table:covered-table-cell table:style-name="ce35"/>
          <table:table-cell table:style-name="ce50" office:value-type="float" office:value="13" calcext:value-type="float" table:number-columns-spanned="2" table:number-rows-spanned="1">
            <text:p>13</text:p>
          </table:table-cell>
          <table:covered-table-cell table:style-name="ce35"/>
          <table:table-cell table:style-name="ce50" office:value-type="float" office:value="14" calcext:value-type="float" table:number-columns-spanned="2" table:number-rows-spanned="1">
            <text:p>14</text:p>
          </table:table-cell>
          <table:covered-table-cell table:style-name="ce35"/>
          <table:table-cell table:style-name="ce3"/>
          <table:table-cell table:style-name="ce55"/>
          <table:table-cell table:style-name="ce50" office:value-type="float" office:value="50" calcext:value-type="float" table:number-columns-spanned="2" table:number-rows-spanned="1">
            <text:p>50</text:p>
          </table:table-cell>
          <table:covered-table-cell table:style-name="ce35"/>
          <table:table-cell table:style-name="ce55" table:number-columns-repeated="984"/>
        </table:table-row>
        <table:table-row table:style-name="ro3">
          <table:table-cell table:style-name="ce8" office:value-type="string" calcext:value-type="string" table:number-columns-spanned="7" table:number-rows-spanned="1">
            <text:p>NLM-GLCM</text:p>
          </table:table-cell>
          <table:covered-table-cell table:style-name="ce8"/>
          <table:covered-table-cell table:style-name="ce14"/>
          <table:covered-table-cell table:number-columns-repeated="4" table:style-name="ce8"/>
          <table:table-cell table:style-name="ce8"/>
          <table:table-cell table:style-name="ce28" office:value-type="string" calcext:value-type="string" table:number-columns-spanned="2" table:number-rows-spanned="1">
            <text:p>euclidian, h</text:p>
          </table:table-cell>
          <table:covered-table-cell table:style-name="ce35"/>
          <table:table-cell table:style-name="ce28" office:value-type="string" calcext:value-type="string" table:number-columns-spanned="2" table:number-rows-spanned="1">
            <text:p>euclidian, hSi</text:p>
          </table:table-cell>
          <table:covered-table-cell table:style-name="ce35"/>
          <table:table-cell table:style-name="ce28" office:value-type="string" calcext:value-type="string" table:number-columns-spanned="2" table:number-rows-spanned="1">
            <text:p>Q², h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hSi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h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h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2h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2h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sigma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sigma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sigma/2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sigma/3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euclidian, sigma/10, sum props</text:p>
          </table:table-cell>
          <table:covered-table-cell table:style-name="ce35"/>
          <table:table-cell table:style-name="ce51" office:value-type="string" calcext:value-type="string" table:number-columns-spanned="2" table:number-rows-spanned="1">
            <text:p>Q², hSi, sum props</text:p>
          </table:table-cell>
          <table:covered-table-cell table:style-name="ce35"/>
          <table:table-cell table:style-name="ce52" office:value-type="string" calcext:value-type="string">
            <text:p>NLM</text:p>
          </table:table-cell>
          <table:table-cell table:style-name="ce56"/>
          <table:table-cell table:style-name="ce51" office:value-type="string" calcext:value-type="string" table:number-columns-spanned="2" table:number-rows-spanned="1">
            <text:p>d_props normed</text:p>
          </table:table-cell>
          <table:covered-table-cell table:style-name="ce35"/>
          <table:table-cell table:style-name="ce56" table:number-columns-repeated="984"/>
        </table:table-row>
        <table:table-row table:style-name="ro4">
          <table:table-cell table:style-name="ce8" office:value-type="string" calcext:value-type="string">
            <text:p>teste</text:p>
          </table:table-cell>
          <table:table-cell table:style-name="ce8" office:value-type="string" calcext:value-type="string">
            <text:p>sigma</text:p>
          </table:table-cell>
          <table:table-cell table:style-name="ce14" office:value-type="string" calcext:value-type="string">
            <text:p>prop</text:p>
          </table:table-cell>
          <table:table-cell table:style-name="ce8" office:value-type="string" calcext:value-type="string">
            <text:p>distances</text:p>
          </table:table-cell>
          <table:table-cell table:style-name="ce8" office:value-type="string" calcext:value-type="string">
            <text:p>angles</text:p>
          </table:table-cell>
          <table:table-cell table:style-name="ce8" office:value-type="string" calcext:value-type="string">
            <text:p>windows_radius</text:p>
          </table:table-cell>
          <table:table-cell table:style-name="ce8" office:value-type="string" calcext:value-type="string">
            <text:p>patch_radius</text:p>
          </table:table-cell>
          <table:table-cell table:style-name="ce8" office:value-type="string" calcext:value-type="string">
            <text:p>symmetric</text:p>
          </table:table-cell>
          <table:table-cell table:style-name="ce28" office:value-type="string" calcext:value-type="string">
            <text:p>PSNR</text:p>
          </table:table-cell>
          <table:table-cell table:style-name="ce35"/>
          <table:table-cell table:style-name="ce28" office:value-type="string" calcext:value-type="string">
            <text:p>PSNR</text:p>
          </table:table-cell>
          <table:table-cell table:style-name="ce35"/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52" office:value-type="string" calcext:value-type="string">
            <text:p>PSNR</text:p>
          </table:table-cell>
          <table:table-cell table:style-name="ce56"/>
          <table:table-cell table:style-name="ce28" office:value-type="string" calcext:value-type="string">
            <text:p>PSNR</text:p>
          </table:table-cell>
          <table:table-cell table:style-name="ce35" office:value-type="string" calcext:value-type="string">
            <text:p>time</text:p>
          </table:table-cell>
          <table:table-cell table:style-name="ce56" table:number-columns-repeated="98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4933581658" calcext:value-type="float">
            <text:p>10,728</text:p>
          </table:table-cell>
          <table:table-cell/>
          <table:table-cell office:value-type="float" office:value="12.8505735056389" calcext:value-type="float">
            <text:p>12,851</text:p>
          </table:table-cell>
          <table:table-cell/>
          <table:table-cell office:value-type="float" office:value="13.1510355367378" calcext:value-type="float">
            <text:p>13,151</text:p>
          </table:table-cell>
          <table:table-cell/>
          <table:table-cell office:value-type="float" office:value="11.8748850085658" calcext:value-type="float">
            <text:p>11,875</text:p>
          </table:table-cell>
          <table:table-cell table:number-columns-repeated="21"/>
          <table:table-cell office:value-type="float" office:value="25.1802576339472" calcext:value-type="float">
            <text:p>25,180</text:p>
          </table:table-cell>
          <table:table-cell table:number-columns-repeated="98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3.8106331446572" calcext:value-type="float">
            <text:p>13,811</text:p>
          </table:table-cell>
          <table:table-cell table:number-columns-repeated="1009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8425550571273" calcext:value-type="float">
            <text:p>11,843</text:p>
          </table:table-cell>
          <table:table-cell table:number-columns-repeated="1009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9512543823314" calcext:value-type="float">
            <text:p>11,951</text:p>
          </table:table-cell>
          <table:table-cell table:number-columns-repeated="1009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695493996058" calcext:value-type="float">
            <text:p>11,470</text:p>
          </table:table-cell>
          <table:table-cell table:number-columns-repeated="21"/>
          <table:table-cell office:value-type="float" office:value="25.1621879850452" calcext:value-type="float">
            <text:p>25,162</text:p>
          </table:table-cell>
          <table:table-cell table:number-columns-repeated="987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9.5456796146018" calcext:value-type="float">
            <text:p>9,546</text:p>
          </table:table-cell>
          <table:table-cell table:number-columns-repeated="1009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045065134811" calcext:value-type="float">
            <text:p>11,405</text:p>
          </table:table-cell>
          <table:table-cell table:number-columns-repeated="1009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0.9484682671037" calcext:value-type="float">
            <text:p>10,948</text:p>
          </table:table-cell>
          <table:table-cell table:number-columns-repeated="1009"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162692777671" calcext:value-type="float">
            <text:p>11,916</text:p>
          </table:table-cell>
          <table:table-cell table:number-columns-repeated="1009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398177912237" calcext:value-type="float">
            <text:p>11,940</text:p>
          </table:table-cell>
          <table:table-cell table:number-columns-repeated="1009"/>
        </table:table-row>
        <table:table-row table:style-name="ro6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24"/>
          <table:table-cell table:style-name="ce7" table:number-columns-repeated="5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54"/>
          <table:table-cell table:style-name="ce57"/>
          <table:table-cell table:style-name="ce34"/>
          <table:table-cell table:style-name="ce49"/>
          <table:table-cell table:style-name="ce57" table:number-columns-repeated="984"/>
        </table:table-row>
        <table:table-row table:style-name="ro6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141181575866" calcext:value-type="float">
            <text:p>20,214</text:p>
          </table:table-cell>
          <table:table-cell office:value-type="time" office:time-value="PT00H09M17S" calcext:value-type="time">
            <text:p>00:09:17</text:p>
          </table:table-cell>
          <table:table-cell office:value-type="float" office:value="13.412596752103" calcext:value-type="float">
            <text:p>13,413</text:p>
          </table:table-cell>
          <table:table-cell office:value-type="time" office:time-value="PT00H09M20S" calcext:value-type="time">
            <text:p>00:09:20</text:p>
          </table:table-cell>
          <table:table-cell office:value-type="float" office:value="20.1623973845281" calcext:value-type="float">
            <text:p>20,162</text:p>
          </table:table-cell>
          <table:table-cell office:value-type="time" office:time-value="PT00H10M17S" calcext:value-type="time">
            <text:p>00:10:17</text:p>
          </table:table-cell>
          <table:table-cell office:value-type="float" office:value="12.4358386063122" calcext:value-type="float">
            <text:p>12,436</text:p>
          </table:table-cell>
          <table:table-cell office:value-type="time" office:time-value="PT00H09M15S" calcext:value-type="time">
            <text:p>00:09:15</text:p>
          </table:table-cell>
          <table:table-cell office:value-type="float" office:value="19.3239670694105" calcext:value-type="float">
            <text:p>19,324</text:p>
          </table:table-cell>
          <table:table-cell office:value-type="time" office:time-value="PT00H10M11S" calcext:value-type="time">
            <text:p>00:10:11</text:p>
          </table:table-cell>
          <table:table-cell office:value-type="float" office:value="19.3239670694105" calcext:value-type="float">
            <text:p>19,324</text:p>
          </table:table-cell>
          <table:table-cell office:value-type="time" office:time-value="PT00H10M11S" calcext:value-type="time">
            <text:p>00:10:11</text:p>
          </table:table-cell>
          <table:table-cell table:number-columns-repeated="16"/>
          <table:table-cell office:value-type="float" office:value="25.1491063099791" calcext:value-type="float">
            <text:p>25,149</text:p>
          </table:table-cell>
          <table:table-cell table:number-columns-repeated="987"/>
        </table:table-row>
        <table:table-row table:style-name="ro6"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2937867952196" calcext:value-type="float">
            <text:p>11,294</text:p>
          </table:table-cell>
          <table:table-cell office:value-type="time" office:time-value="PT09H19M00S" calcext:value-type="time">
            <text:p>09:19:00</text:p>
          </table:table-cell>
          <table:table-cell table:number-columns-repeated="2"/>
          <table:table-cell office:value-type="float" office:value="11.0837608195397" calcext:value-type="float">
            <text:p>11,084</text:p>
          </table:table-cell>
          <table:table-cell office:value-type="time" office:time-value="PT00H10M55S" calcext:value-type="time">
            <text:p>00:10:55</text:p>
          </table:table-cell>
          <table:table-cell office:value-type="float" office:value="12.4545225635502" calcext:value-type="float">
            <text:p>12,455</text:p>
          </table:table-cell>
          <table:table-cell office:value-type="time" office:time-value="PT00H09M15S" calcext:value-type="time">
            <text:p>00:09:15</text:p>
          </table:table-cell>
          <table:table-cell office:value-type="float" office:value="19.7817456720716" calcext:value-type="float">
            <text:p>19,782</text:p>
          </table:table-cell>
          <table:table-cell office:value-type="time" office:time-value="PT00H10M27S" calcext:value-type="time">
            <text:p>00:10:27</text:p>
          </table:table-cell>
          <table:table-cell office:value-type="float" office:value="19.7817456720716" calcext:value-type="float">
            <text:p>19,782</text:p>
          </table:table-cell>
          <table:table-cell office:value-type="time" office:time-value="PT00H10M27S" calcext:value-type="time">
            <text:p>00:10:27</text:p>
          </table:table-cell>
          <table:table-cell table:number-columns-repeated="1004"/>
        </table:table-row>
        <table:table-row table:style-name="ro6"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3.7057835309266" calcext:value-type="float">
            <text:p>13,706</text:p>
          </table:table-cell>
          <table:table-cell office:value-type="time" office:time-value="PT00H07M57S" calcext:value-type="time">
            <text:p>00:07:57</text:p>
          </table:table-cell>
          <table:table-cell table:number-columns-repeated="2"/>
          <table:table-cell office:value-type="float" office:value="11.8465253233456" calcext:value-type="float">
            <text:p>11,847</text:p>
          </table:table-cell>
          <table:table-cell office:value-type="time" office:time-value="PT00H08M57S" calcext:value-type="time">
            <text:p>00:08:57</text:p>
          </table:table-cell>
          <table:table-cell office:value-type="float" office:value="12.4989248821206" calcext:value-type="float">
            <text:p>12,499</text:p>
          </table:table-cell>
          <table:table-cell office:value-type="time" office:time-value="PT00H08M21S" calcext:value-type="time">
            <text:p>00:08:21</text:p>
          </table:table-cell>
          <table:table-cell office:value-type="float" office:value="19.78359284732" calcext:value-type="float">
            <text:p>19,784</text:p>
          </table:table-cell>
          <table:table-cell office:value-type="time" office:time-value="PT00H08M30S" calcext:value-type="time">
            <text:p>00:08:30</text:p>
          </table:table-cell>
          <table:table-cell office:value-type="float" office:value="19.78359284732" calcext:value-type="float">
            <text:p>19,784</text:p>
          </table:table-cell>
          <table:table-cell office:value-type="time" office:time-value="PT00H08M30S" calcext:value-type="time">
            <text:p>00:08:30</text:p>
          </table:table-cell>
          <table:table-cell table:number-columns-repeated="1004"/>
        </table:table-row>
        <table:table-row table:style-name="ro6">
          <table:table-cell office:value-type="float" office:value="203" calcext:value-type="float">
            <text:p>2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8.0801417628387" calcext:value-type="float">
            <text:p>18,080</text:p>
          </table:table-cell>
          <table:table-cell office:value-type="time" office:time-value="PT00H15M33S" calcext:value-type="time">
            <text:p>00:15:33</text:p>
          </table:table-cell>
          <table:table-cell table:number-columns-repeated="2"/>
          <table:table-cell office:value-type="float" office:value="7.18671415065449" calcext:value-type="float">
            <text:p>7,187</text:p>
          </table:table-cell>
          <table:table-cell office:value-type="time" office:time-value="PT00H15M32S" calcext:value-type="time">
            <text:p>00:15:32</text:p>
          </table:table-cell>
          <table:table-cell office:value-type="float" office:value="9.3760408938074" calcext:value-type="float">
            <text:p>9,376</text:p>
          </table:table-cell>
          <table:table-cell office:value-type="time" office:time-value="PT00H15M40S" calcext:value-type="time">
            <text:p>00:15:40</text:p>
          </table:table-cell>
          <table:table-cell office:value-type="float" office:value="19.7904402347933" calcext:value-type="float">
            <text:p>19,790</text:p>
          </table:table-cell>
          <table:table-cell office:value-type="time" office:time-value="PT00H15M30S" calcext:value-type="time">
            <text:p>00:15:30</text:p>
          </table:table-cell>
          <table:table-cell office:value-type="float" office:value="19.7904402347933" calcext:value-type="float">
            <text:p>19,790</text:p>
          </table:table-cell>
          <table:table-cell office:value-type="time" office:time-value="PT00H15M30S" calcext:value-type="time">
            <text:p>00:15:30</text:p>
          </table:table-cell>
          <table:table-cell table:number-columns-repeated="1004"/>
        </table:table-row>
        <table:table-row table:style-name="ro6"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0454313111268" calcext:value-type="float">
            <text:p>11,045</text:p>
          </table:table-cell>
          <table:table-cell office:value-type="time" office:time-value="PT00H08M32S" calcext:value-type="time">
            <text:p>00:08:32</text:p>
          </table:table-cell>
          <table:table-cell table:number-columns-repeated="2"/>
          <table:table-cell office:value-type="float" office:value="10.8832459084966" calcext:value-type="float">
            <text:p>10,883</text:p>
          </table:table-cell>
          <table:table-cell office:value-type="time" office:time-value="PT00H08M28S" calcext:value-type="time">
            <text:p>00:08:28</text:p>
          </table:table-cell>
          <table:table-cell office:value-type="float" office:value="12.4893431288804" calcext:value-type="float">
            <text:p>12,489</text:p>
          </table:table-cell>
          <table:table-cell office:value-type="time" office:time-value="PT00H08M01S" calcext:value-type="time">
            <text:p>00:08:01</text:p>
          </table:table-cell>
          <table:table-cell office:value-type="float" office:value="19.7824237593592" calcext:value-type="float">
            <text:p>19,782</text:p>
          </table:table-cell>
          <table:table-cell office:value-type="time" office:time-value="PT00H08M28S" calcext:value-type="time">
            <text:p>00:08:28</text:p>
          </table:table-cell>
          <table:table-cell office:value-type="float" office:value="19.7824237593592" calcext:value-type="float">
            <text:p>19,782</text:p>
          </table:table-cell>
          <table:table-cell office:value-type="time" office:time-value="PT00H08M28S" calcext:value-type="time">
            <text:p>00:08:28</text:p>
          </table:table-cell>
          <table:table-cell table:number-columns-repeated="1004"/>
        </table:table-row>
        <table:table-row table:style-name="ro6"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14189365668" calcext:value-type="float">
            <text:p>10,741</text:p>
          </table:table-cell>
          <table:table-cell office:value-type="time" office:time-value="PT00H10M24S" calcext:value-type="time">
            <text:p>00:10:24</text:p>
          </table:table-cell>
          <table:table-cell table:number-columns-repeated="2"/>
          <table:table-cell office:value-type="float" office:value="10.7222137211821" calcext:value-type="float">
            <text:p>10,722</text:p>
          </table:table-cell>
          <table:table-cell office:value-type="time" office:time-value="PT00H10M22S" calcext:value-type="time">
            <text:p>00:10:22</text:p>
          </table:table-cell>
          <table:table-cell office:value-type="float" office:value="12.6068688992355" calcext:value-type="float">
            <text:p>12,607</text:p>
          </table:table-cell>
          <table:table-cell office:value-type="time" office:time-value="PT00H09M37S" calcext:value-type="time">
            <text:p>00:09:37</text:p>
          </table:table-cell>
          <table:table-cell office:value-type="float" office:value="10.8502101836948" calcext:value-type="float">
            <text:p>10,850</text:p>
          </table:table-cell>
          <table:table-cell office:value-type="time" office:time-value="PT00H10M18S" calcext:value-type="time">
            <text:p>00:10:18</text:p>
          </table:table-cell>
          <table:table-cell office:value-type="float" office:value="10.8502101836948" calcext:value-type="float">
            <text:p>10,850</text:p>
          </table:table-cell>
          <table:table-cell office:value-type="time" office:time-value="PT00H10M18S" calcext:value-type="time">
            <text:p>00:10:18</text:p>
          </table:table-cell>
          <table:table-cell table:number-columns-repeated="1004"/>
        </table:table-row>
        <table:table-row table:style-name="ro6"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96702041406" calcext:value-type="float">
            <text:p>10,750</text:p>
          </table:table-cell>
          <table:table-cell office:value-type="time" office:time-value="PT00H08M32S" calcext:value-type="time">
            <text:p>00:08:32</text:p>
          </table:table-cell>
          <table:table-cell table:number-columns-repeated="2"/>
          <table:table-cell office:value-type="float" office:value="10.7343351003176" calcext:value-type="float">
            <text:p>10,734</text:p>
          </table:table-cell>
          <table:table-cell office:value-type="time" office:time-value="PT00H08M32S" calcext:value-type="time">
            <text:p>00:08:32</text:p>
          </table:table-cell>
          <table:table-cell office:value-type="float" office:value="12.3745447237623" calcext:value-type="float">
            <text:p>12,375</text:p>
          </table:table-cell>
          <table:table-cell office:value-type="time" office:time-value="PT00H08M13S" calcext:value-type="time">
            <text:p>00:08:13</text:p>
          </table:table-cell>
          <table:table-cell office:value-type="float" office:value="10.8671806981433" calcext:value-type="float">
            <text:p>10,867</text:p>
          </table:table-cell>
          <table:table-cell office:value-type="time" office:time-value="PT00H08M31S" calcext:value-type="time">
            <text:p>00:08:31</text:p>
          </table:table-cell>
          <table:table-cell office:value-type="float" office:value="10.8671806981433" calcext:value-type="float">
            <text:p>10,867</text:p>
          </table:table-cell>
          <table:table-cell office:value-type="time" office:time-value="PT00H08M31S" calcext:value-type="time">
            <text:p>00:08:31</text:p>
          </table:table-cell>
          <table:table-cell table:number-columns-repeated="1004"/>
        </table:table-row>
        <table:table-row table:style-name="ro6"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8692919557625" calcext:value-type="float">
            <text:p>10,869</text:p>
          </table:table-cell>
          <table:table-cell office:value-type="time" office:time-value="PT00H15M30S" calcext:value-type="time">
            <text:p>00:15:30</text:p>
          </table:table-cell>
          <table:table-cell table:number-columns-repeated="2"/>
          <table:table-cell office:value-type="float" office:value="9.27492007863986" calcext:value-type="float">
            <text:p>9,275</text:p>
          </table:table-cell>
          <table:table-cell office:value-type="time" office:time-value="PT00H15M53S" calcext:value-type="time">
            <text:p>00:15:53</text:p>
          </table:table-cell>
          <table:table-cell office:value-type="float" office:value="9.39613599993578" calcext:value-type="float">
            <text:p>9,396</text:p>
          </table:table-cell>
          <table:table-cell office:value-type="time" office:time-value="PT00H15M18S" calcext:value-type="time">
            <text:p>00:15:18</text:p>
          </table:table-cell>
          <table:table-cell table:number-columns-repeated="1008"/>
        </table:table-row>
        <table:table-row table:style-name="ro6"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32739481552" calcext:value-type="float">
            <text:p>10,723</text:p>
          </table:table-cell>
          <table:table-cell office:value-type="time" office:time-value="PT00H08M31S" calcext:value-type="time">
            <text:p>00:08:31</text:p>
          </table:table-cell>
          <table:table-cell table:number-columns-repeated="2"/>
          <table:table-cell office:value-type="float" office:value="10.7474597212719" calcext:value-type="float">
            <text:p>10,747</text:p>
          </table:table-cell>
          <table:table-cell office:value-type="time" office:time-value="PT00H08M47S" calcext:value-type="time">
            <text:p>00:08:47</text:p>
          </table:table-cell>
          <table:table-cell office:value-type="float" office:value="12.4213882080945" calcext:value-type="float">
            <text:p>12,421</text:p>
          </table:table-cell>
          <table:table-cell office:value-type="time" office:time-value="PT00H08M16S" calcext:value-type="time">
            <text:p>00:08:16</text:p>
          </table:table-cell>
          <table:table-cell table:number-columns-repeated="1008"/>
        </table:table-row>
        <table:table-row table:style-name="ro6"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90895177061" calcext:value-type="float">
            <text:p>10,749</text:p>
          </table:table-cell>
          <table:table-cell office:value-type="time" office:time-value="PT00H09M00S" calcext:value-type="time">
            <text:p>00:09:00</text:p>
          </table:table-cell>
          <table:table-cell table:number-columns-repeated="2"/>
          <table:table-cell office:value-type="float" office:value="10.7283656316547" calcext:value-type="float">
            <text:p>10,728</text:p>
          </table:table-cell>
          <table:table-cell office:value-type="time" office:time-value="PT00H09M33S" calcext:value-type="time">
            <text:p>00:09:33</text:p>
          </table:table-cell>
          <table:table-cell office:value-type="float" office:value="12.6771367251589" calcext:value-type="float">
            <text:p>12,677</text:p>
          </table:table-cell>
          <table:table-cell office:value-type="time" office:time-value="PT00H08M31S" calcext:value-type="time">
            <text:p>00:08:31</text:p>
          </table:table-cell>
          <table:table-cell table:number-columns-repeated="1008"/>
        </table:table-row>
        <table:table-row table:style-name="ro6"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368482496266" calcext:value-type="float">
            <text:p>10,737</text:p>
          </table:table-cell>
          <table:table-cell office:value-type="time" office:time-value="PT00H15M58S" calcext:value-type="time">
            <text:p>00:15:58</text:p>
          </table:table-cell>
          <table:table-cell table:number-columns-repeated="2"/>
          <table:table-cell office:value-type="float" office:value="10.7494870359387" calcext:value-type="float">
            <text:p>10,749</text:p>
          </table:table-cell>
          <table:table-cell office:value-type="time" office:time-value="PT00H18M02S" calcext:value-type="time">
            <text:p>00:18:02</text:p>
          </table:table-cell>
          <table:table-cell office:value-type="float" office:value="9.79567970778858" calcext:value-type="float">
            <text:p>9,796</text:p>
          </table:table-cell>
          <table:table-cell office:value-type="time" office:time-value="PT00H15M41S" calcext:value-type="time">
            <text:p>00:15:41</text:p>
          </table:table-cell>
          <table:table-cell table:number-columns-repeated="1008"/>
        </table:table-row>
        <table:table-row table:style-name="ro6"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1902963237" calcext:value-type="float">
            <text:p>10,728</text:p>
          </table:table-cell>
          <table:table-cell office:value-type="time" office:time-value="PT00H08M59S" calcext:value-type="time">
            <text:p>00:08:59</text:p>
          </table:table-cell>
          <table:table-cell table:number-columns-repeated="2"/>
          <table:table-cell office:value-type="float" office:value="10.7253174929146" calcext:value-type="float">
            <text:p>10,725</text:p>
          </table:table-cell>
          <table:table-cell office:value-type="time" office:time-value="PT00H10M07S" calcext:value-type="time">
            <text:p>00:10:07</text:p>
          </table:table-cell>
          <table:table-cell office:value-type="float" office:value="12.6716396035554" calcext:value-type="float">
            <text:p>12,672</text:p>
          </table:table-cell>
          <table:table-cell office:value-type="time" office:time-value="PT00H08M29S" calcext:value-type="time">
            <text:p>00:08:29</text:p>
          </table:table-cell>
          <table:table-cell table:number-columns-repeated="1008"/>
        </table:table-row>
        <table:table-row table:style-name="ro6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49335061781" calcext:value-type="float">
            <text:p>10,745</text:p>
          </table:table-cell>
          <table:table-cell office:value-type="time" office:time-value="PT14H05M00S" calcext:value-type="time">
            <text:p>14:05:00</text:p>
          </table:table-cell>
          <table:table-cell table:number-columns-repeated="2"/>
          <table:table-cell office:value-type="float" office:value="10.7097990252595" calcext:value-type="float">
            <text:p>10,710</text:p>
          </table:table-cell>
          <table:table-cell office:value-type="time" office:time-value="PT00H16M03S" calcext:value-type="time">
            <text:p>00:16:03</text:p>
          </table:table-cell>
          <table:table-cell office:value-type="float" office:value="9.52881475608979" calcext:value-type="float">
            <text:p>9,529</text:p>
          </table:table-cell>
          <table:table-cell office:value-type="time" office:time-value="PT00H14M00S" calcext:value-type="time">
            <text:p>00:14:00</text:p>
          </table:table-cell>
          <table:table-cell table:number-columns-repeated="1008"/>
        </table:table-row>
        <table:table-row table:style-name="ro5"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41188624041" calcext:value-type="float">
            <text:p>10,724</text:p>
          </table:table-cell>
          <table:table-cell office:value-type="time" office:time-value="PT00H07M11S" calcext:value-type="time">
            <text:p>00:07:11</text:p>
          </table:table-cell>
          <table:table-cell table:number-columns-repeated="2"/>
          <table:table-cell office:value-type="float" office:value="10.7234237217101" calcext:value-type="float">
            <text:p>10,723</text:p>
          </table:table-cell>
          <table:table-cell office:value-type="time" office:time-value="PT00H08M12S" calcext:value-type="time">
            <text:p>00:08:12</text:p>
          </table:table-cell>
          <table:table-cell office:value-type="float" office:value="11.5568564599461" calcext:value-type="float">
            <text:p>11,557</text:p>
          </table:table-cell>
          <table:table-cell office:value-type="time" office:time-value="PT00H06M57S" calcext:value-type="time">
            <text:p>00:06:57</text:p>
          </table:table-cell>
          <table:table-cell table:number-columns-repeated="1008"/>
        </table:table-row>
        <table:table-row table:style-name="ro6"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102935278692" calcext:value-type="float">
            <text:p>10,710</text:p>
          </table:table-cell>
          <table:table-cell office:value-type="time" office:time-value="PT00H14M06S" calcext:value-type="time">
            <text:p>00:14:06</text:p>
          </table:table-cell>
          <table:table-cell table:number-columns-repeated="2"/>
          <table:table-cell office:value-type="float" office:value="10.7333271047499" calcext:value-type="float">
            <text:p>10,733</text:p>
          </table:table-cell>
          <table:table-cell office:value-type="time" office:time-value="PT00H16M32S" calcext:value-type="time">
            <text:p>00:16:32</text:p>
          </table:table-cell>
          <table:table-cell office:value-type="float" office:value="9.54322582821632" calcext:value-type="float">
            <text:p>9,543</text:p>
          </table:table-cell>
          <table:table-cell office:value-type="time" office:time-value="PT13H41M00S" calcext:value-type="time">
            <text:p>13:41:0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7"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34246248012" calcext:value-type="float">
            <text:p>20,234</text:p>
          </table:table-cell>
          <table:table-cell office:value-type="time" office:time-value="PT00H19M38S" calcext:value-type="time">
            <text:p>00:19:38</text:p>
          </table:table-cell>
          <table:table-cell table:number-columns-repeated="6"/>
          <table:table-cell office:value-type="float" office:value="19.7961021911003" calcext:value-type="float">
            <text:p>19,796</text:p>
          </table:table-cell>
          <table:table-cell office:value-type="time" office:time-value="PT00H22M16S" calcext:value-type="time">
            <text:p>00:22:16</text:p>
          </table:table-cell>
          <table:table-cell table:number-columns-repeated="2"/>
          <table:table-cell office:value-type="float" office:value="18.6999801076295" calcext:value-type="float">
            <text:p>18,700</text:p>
          </table:table-cell>
          <table:table-cell office:value-type="time" office:time-value="PT00H20M09S" calcext:value-type="time">
            <text:p>00:20:09</text:p>
          </table:table-cell>
          <table:table-cell table:number-columns-repeated="2"/>
          <table:table-cell office:value-type="float" office:value="20.2174899986797" calcext:value-type="float">
            <text:p>20,217</text:p>
          </table:table-cell>
          <table:table-cell office:value-type="time" office:time-value="PT00H19M43S" calcext:value-type="time">
            <text:p>00:19:43</text:p>
          </table:table-cell>
          <table:table-cell office:value-type="float" office:value="17.8135239531467" calcext:value-type="float">
            <text:p>17,814</text:p>
          </table:table-cell>
          <table:table-cell office:value-type="time" office:time-value="PT00H20M15S" calcext:value-type="time">
            <text:p>00:20:15</text:p>
          </table:table-cell>
          <table:table-cell office:value-type="float" office:value="20.2622386036843" calcext:value-type="float">
            <text:p>20,262</text:p>
          </table:table-cell>
          <table:table-cell office:value-type="time" office:time-value="PT00H20M13S" calcext:value-type="time">
            <text:p>00:20:13</text:p>
          </table:table-cell>
          <table:table-cell office:value-type="float" office:value="20.2550541095379" calcext:value-type="float">
            <text:p>20,255</text:p>
          </table:table-cell>
          <table:table-cell office:value-type="time" office:time-value="PT00H19M38S" calcext:value-type="time">
            <text:p>00:19:38</text:p>
          </table:table-cell>
          <table:table-cell office:value-type="float" office:value="20.2521237302914" calcext:value-type="float">
            <text:p>20,252</text:p>
          </table:table-cell>
          <table:table-cell office:value-type="time" office:time-value="PT00H19M34S" calcext:value-type="time">
            <text:p>00:19:34</text:p>
          </table:table-cell>
          <table:table-cell office:value-type="float" office:value="12.4899988153208" calcext:value-type="float">
            <text:p>12,490</text:p>
          </table:table-cell>
          <table:table-cell office:value-type="time" office:time-value="PT00H21M49S" calcext:value-type="time">
            <text:p>00:21:49</text:p>
          </table:table-cell>
          <table:table-cell office:value-type="float" office:value="25.19" calcext:value-type="float">
            <text:p>25,19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5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16.651271044346" calcext:value-type="float">
            <text:p>16,651</text:p>
          </table:table-cell>
          <table:table-cell office:value-type="time" office:time-value="PT00H10M18S" calcext:value-type="time">
            <text:p>00:10:18</text:p>
          </table:table-cell>
          <table:table-cell office:value-type="float" office:value="13.0284058209485" calcext:value-type="float">
            <text:p>13,028</text:p>
          </table:table-cell>
          <table:table-cell office:value-type="time" office:time-value="PT10H15M00S" calcext:value-type="time">
            <text:p>10:15:00</text:p>
          </table:table-cell>
          <table:table-cell table:number-columns-repeated="1004"/>
        </table:table-row>
        <table:table-row table:style-name="ro8">
          <table:table-cell office:value-type="float" office:value="301" calcext:value-type="float">
            <text:p>3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19.8268411753206" calcext:value-type="float">
            <text:p>19,827</text:p>
          </table:table-cell>
          <table:table-cell office:value-type="time" office:time-value="PT00H28M51S" calcext:value-type="time">
            <text:p>00:28:51</text:p>
          </table:table-cell>
          <table:table-cell table:number-columns-repeated="8"/>
          <table:table-cell office:value-type="float" office:value="20.243613845162" calcext:value-type="float">
            <text:p>20,244</text:p>
          </table:table-cell>
          <table:table-cell office:value-type="time" office:time-value="PT00H31M27S" calcext:value-type="time">
            <text:p>00:31:27</text:p>
          </table:table-cell>
          <table:table-cell table:number-columns-repeated="10"/>
          <table:table-cell office:value-type="float" office:value="24.1942859828881" calcext:value-type="float">
            <text:p>24,194</text:p>
          </table:table-cell>
          <table:table-cell office:value-type="time" office:time-value="PT00H12M54S" calcext:value-type="time">
            <text:p>00:12:54</text:p>
          </table:table-cell>
          <table:table-cell office:value-type="string" calcext:value-type="string">
            <text:p>&lt;&lt; imagem bugada</text:p>
          </table:table-cell>
          <table:table-cell table:number-columns-repeated="983"/>
        </table:table-row>
        <table:table-row table:style-name="ro5">
          <table:table-cell office:value-type="float" office:value="302" calcext:value-type="float">
            <text:p>3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8"/>
          <table:table-cell office:value-type="float" office:value="16.6167845420339" calcext:value-type="float">
            <text:p>16,617</text:p>
          </table:table-cell>
          <table:table-cell office:value-type="time" office:time-value="PT00H10M00S" calcext:value-type="time">
            <text:p>00:10:00</text:p>
          </table:table-cell>
          <table:table-cell office:value-type="float" office:value="13.0880334901199" calcext:value-type="float">
            <text:p>13,088</text:p>
          </table:table-cell>
          <table:table-cell office:value-type="time" office:time-value="PT00H09M51S" calcext:value-type="time">
            <text:p>00:09:51</text:p>
          </table:table-cell>
          <table:table-cell table:number-columns-repeated="1004"/>
        </table:table-row>
        <table:table-row table:style-name="ro7">
          <table:table-cell office:value-type="float" office:value="303" calcext:value-type="float">
            <text:p>3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 3*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8"/>
          <table:table-cell table:style-name="ce40" office:value-type="float" office:value="19.8797502428765" calcext:value-type="float">
            <text:p>19,880</text:p>
          </table:table-cell>
          <table:table-cell office:value-type="time" office:time-value="PT00H37M14S" calcext:value-type="time">
            <text:p>00:37:14</text:p>
          </table:table-cell>
          <table:table-cell office:value-type="float" office:value="17.7080415626481" calcext:value-type="float">
            <text:p>17,708</text:p>
          </table:table-cell>
          <table:table-cell office:value-type="time" office:time-value="PT00H37M04S" calcext:value-type="time">
            <text:p>00:37:04</text:p>
          </table:table-cell>
          <table:table-cell office:value-type="float" office:value="19.5616276525267" calcext:value-type="float">
            <text:p>19,562</text:p>
          </table:table-cell>
          <table:table-cell office:value-type="time" office:time-value="PT00H37M14S" calcext:value-type="time">
            <text:p>00:37:14</text:p>
          </table:table-cell>
          <table:table-cell table:number-columns-repeated="2"/>
          <table:table-cell office:value-type="float" office:value="19.9700139046975" calcext:value-type="float">
            <text:p>19,970</text:p>
          </table:table-cell>
          <table:table-cell office:value-type="time" office:time-value="PT00H36M49S" calcext:value-type="time">
            <text:p>00:36:49</text:p>
          </table:table-cell>
          <table:table-cell table:number-columns-repeated="998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able-cell-properties fo:background-color="#111111" style:diagonal-bl-tr="none" style:diagonal-tl-br="none" fo:border="0.06pt dotted #666666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00:12:41.899714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09:16:42.152322998</meta:creation-date>
    <dc:date>2021-11-10T00:36:40.379026348</dc:date>
    <meta:editing-duration>P1DT14H31M7S</meta:editing-duration>
    <meta:editing-cycles>75</meta:editing-cycles>
    <meta:generator>LibreOffice/6.4.7.2$Linux_X86_64 LibreOffice_project/40$Build-2</meta:generator>
    <meta:document-statistic meta:table-count="1" meta:cell-count="1161" meta:object-count="0"/>
  </office:meta>
</office:document-meta>
</file>